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0e0a" officeooo:paragraph-rsid="001a0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CSCVREDWGSRTHYRTH</text:p>
      <text:p text:style-name="P1">RT</text:p>
      <text:p text:style-name="P1">H</text:p>
      <text:p text:style-name="P1">RAT</text:p>
      <text:p text:style-name="P1">H</text:p>
      <text:p text:style-name="P1">RATH</text:p>
      <text:p text:style-name="P1">RT</text:p>
      <text:p text:style-name="P1">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9:49:45.656679462</meta:creation-date>
    <dc:date>2021-04-30T19:56:18.647051092</dc:date>
    <meta:editing-duration>PT6M36S</meta:editing-duration>
    <meta:editing-cycles>1</meta:editing-cycles>
    <meta:document-statistic meta:table-count="0" meta:image-count="0" meta:object-count="0" meta:page-count="1" meta:paragraph-count="8" meta:word-count="8" meta:character-count="32" meta:non-whitespace-character-count="32"/>
    <meta:generator>LibreOffice/6.0.7.3$Linux_X86_64 LibreOffice_project/00m0$Build-3</meta:generator>
  </office:meta>
</office:document-meta>
</file>